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80.5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88.36pt"/>
    </style:style>
    <style:style style:name="co7" style:family="table-column">
      <style:table-column-properties fo:break-before="auto" style:column-width="57.6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42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hicles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888" calcext:value-type="float">
            <text:p>888</text:p>
          </table:table-cell>
          <table:table-cell office:value-type="float" office:value="878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873" calcext:value-type="float">
            <text:p>873</text:p>
          </table:table-cell>
          <table:table-cell office:value-type="float" office:value="817" calcext:value-type="float">
            <text:p>81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542" calcext:value-type="float">
            <text:p>542</text:p>
          </table:table-cell>
          <table:table-cell office:value-type="float" office:value="382" calcext:value-type="float">
            <text:p>38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337" calcext:value-type="float">
            <text:p>337</text:p>
          </table:table-cell>
          <table:table-cell office:value-type="float" office:value="305" calcext:value-type="float">
            <text:p>30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ailb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311" calcext:value-type="float">
            <text:p>311</text:p>
          </table:table-cell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71" calcext:value-type="float">
            <text:p>271</text:p>
          </table:table-cell>
          <table:table-cell office:value-type="float" office:value="177" calcext:value-type="float">
            <text:p>17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226" calcext:value-type="float">
            <text:p>226</text:p>
          </table:table-cell>
          <table:table-cell office:value-type="float" office:value="153" calcext:value-type="float">
            <text:p>15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office:value-type="float" office:value="206" calcext:value-type="float">
            <text:p>206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86" calcext:value-type="float">
            <text:p>186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76" calcext:value-type="float">
            <text:p>176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ailb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ickup tr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9" calcext:value-type="float">
            <text:p>121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ail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1" calcext:value-type="float">
            <text:p>118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aboo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" calcext:value-type="float">
            <text:p>1841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propell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0" calcext:value-type="float">
            <text:p>152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8" calcext:value-type="float">
            <text:p>118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6" calcext:value-type="float">
            <text:p>168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ropell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2" calcext:value-type="float">
            <text:p>249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 bi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91" calcext:value-type="float">
            <text:p>342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ickup tr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3" calcext:value-type="float">
            <text:p>214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irt 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2" calcext:value-type="float">
            <text:p>241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lling_mistak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6" calcext:value-type="float">
            <text:p>2410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lling_mistak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2" calcext:value-type="float">
            <text:p>214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2" calcext:value-type="float">
            <text:p>2988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6" calcext:value-type="float">
            <text:p>199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4" calcext:value-type="float">
            <text:p>253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uise shi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1" calcext:value-type="float">
            <text:p>2511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5" calcext:value-type="float">
            <text:p>393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6" calcext:value-type="float">
            <text:p>2542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2" calcext:value-type="float">
            <text:p>385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6" calcext:value-type="float">
            <text:p>1476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4" calcext:value-type="float">
            <text:p>385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4" calcext:value-type="float">
            <text:p>294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 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9" calcext:value-type="float">
            <text:p>218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uck 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5" calcext:value-type="float">
            <text:p>147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1" calcext:value-type="float">
            <text:p>393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1" calcext:value-type="float">
            <text:p>145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3" calcext:value-type="float">
            <text:p>167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2" calcext:value-type="float">
            <text:p>424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drop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3" calcext:value-type="float">
            <text:p>424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drop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75" calcext:value-type="float">
            <text:p>415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6" calcext:value-type="float">
            <text:p>306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7" calcext:value-type="float">
            <text:p>211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9" calcext:value-type="float">
            <text:p>122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53" calcext:value-type="float">
            <text:p>7845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ompla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52" calcext:value-type="float">
            <text:p>7845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ompla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99" calcext:value-type="float">
            <text:p>5339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5" calcext:value-type="float">
            <text:p>320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6" calcext:value-type="float">
            <text:p>122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5" calcext:value-type="float">
            <text:p>143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6" calcext:value-type="float">
            <text:p>393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6" calcext:value-type="float">
            <text:p>1214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8" calcext:value-type="float">
            <text:p>204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8" calcext:value-type="float">
            <text:p>211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91" calcext:value-type="float">
            <text:p>618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ail 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32" calcext:value-type="float">
            <text:p>351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5" calcext:value-type="float">
            <text:p>266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3" calcext:value-type="float">
            <text:p>1650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4" calcext:value-type="float">
            <text:p>1299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2" calcext:value-type="float">
            <text:p>93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ug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2" calcext:value-type="float">
            <text:p>294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6" calcext:value-type="float">
            <text:p>266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ailboa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5" calcext:value-type="float">
            <text:p>188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areopag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areopag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9" calcext:value-type="float">
            <text:p>210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7" calcext:value-type="float">
            <text:p>165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7" calcext:value-type="float">
            <text:p>140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8" calcext:value-type="float">
            <text:p>105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ire truck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7" calcext:value-type="float">
            <text:p>198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92" calcext:value-type="float">
            <text:p>480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2" calcext:value-type="float">
            <text:p>233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3" calcext:value-type="float">
            <text:p>218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7" calcext:value-type="float">
            <text:p>162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7" calcext:value-type="float">
            <text:p>119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4" calcext:value-type="float">
            <text:p>106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4" calcext:value-type="float">
            <text:p>257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5" calcext:value-type="float">
            <text:p>257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9" calcext:value-type="float">
            <text:p>204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ailboat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dump 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7" calcext:value-type="float">
            <text:p>257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71" calcext:value-type="float">
            <text:p>803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e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21" calcext:value-type="float">
            <text:p>770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92" calcext:value-type="float">
            <text:p>618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ail 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40" calcext:value-type="float">
            <text:p>505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2" calcext:value-type="float">
            <text:p>367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69" calcext:value-type="float">
            <text:p>366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9" calcext:value-type="float">
            <text:p>263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2" calcext:value-type="float">
            <text:p>253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7" calcext:value-type="float">
            <text:p>160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8" calcext:value-type="float">
            <text:p>122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5" calcext:value-type="float">
            <text:p>109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ar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ank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2" calcext:value-type="float">
            <text:p>237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motor 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1" calcext:value-type="float">
            <text:p>1805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3" calcext:value-type="float">
            <text:p>393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1" calcext:value-type="float">
            <text:p>224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1" calcext:value-type="float">
            <text:p>243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25" calcext:value-type="float">
            <text:p>339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52" calcext:value-type="float">
            <text:p>3955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ickup 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41" calcext:value-type="float">
            <text:p>422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61" calcext:value-type="float">
            <text:p>505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24" calcext:value-type="float">
            <text:p>554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0" calcext:value-type="float">
            <text:p>2083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5" calcext:value-type="float">
            <text:p>108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9" calcext:value-type="float">
            <text:p>109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3" calcext:value-type="float">
            <text:p>1550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ickup truck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0" calcext:value-type="float">
            <text:p>1433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olice 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17" calcext:value-type="float">
            <text:p>680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35" calcext:value-type="float">
            <text:p>4693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77" calcext:value-type="float">
            <text:p>423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2" calcext:value-type="float">
            <text:p>3181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flat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0" calcext:value-type="float">
            <text:p>295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7" calcext:value-type="float">
            <text:p>257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4" calcext:value-type="float">
            <text:p>247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3" calcext:value-type="float">
            <text:p>247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5" calcext:value-type="float">
            <text:p>239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81" calcext:value-type="float">
            <text:p>435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kayak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7" calcext:value-type="float">
            <text:p>166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5" calcext:value-type="float">
            <text:p>120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r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umber 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9" calcext:value-type="float">
            <text:p>96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9" calcext:value-type="float">
            <text:p>107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1" calcext:value-type="float">
            <text:p>119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7" calcext:value-type="float">
            <text:p>357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4" calcext:value-type="float">
            <text:p>2571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5" calcext:value-type="float">
            <text:p>275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9" calcext:value-type="float">
            <text:p>306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0" calcext:value-type="float">
            <text:p>314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5" calcext:value-type="float">
            <text:p>323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2" calcext:value-type="float">
            <text:p>324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89" calcext:value-type="float">
            <text:p>325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30" calcext:value-type="float">
            <text:p>4063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8" calcext:value-type="float">
            <text:p>213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1" calcext:value-type="float">
            <text:p>357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71" calcext:value-type="float">
            <text:p>366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44" calcext:value-type="float">
            <text:p>401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45" calcext:value-type="float">
            <text:p>401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gyro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40" calcext:value-type="float">
            <text:p>580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kyline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5" calcext:value-type="float">
            <text:p>239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6" calcext:value-type="float">
            <text:p>1880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9" calcext:value-type="float">
            <text:p>120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9" calcext:value-type="float">
            <text:p>138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ow tru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2" calcext:value-type="float">
            <text:p>165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6" calcext:value-type="float">
            <text:p>168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74" calcext:value-type="float">
            <text:p>379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5" calcext:value-type="float">
            <text:p>289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1" calcext:value-type="float">
            <text:p>306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4" calcext:value-type="float">
            <text:p>315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60" calcext:value-type="float">
            <text:p>351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62" calcext:value-type="float">
            <text:p>351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54" calcext:value-type="float">
            <text:p>360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46" calcext:value-type="float">
            <text:p>3614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46" calcext:value-type="float">
            <text:p>4844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67" calcext:value-type="float">
            <text:p>420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97" calcext:value-type="float">
            <text:p>4249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77" calcext:value-type="float">
            <text:p>441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dropl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3" calcext:value-type="float">
            <text:p>224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18" calcext:value-type="float">
            <text:p>6801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0" calcext:value-type="float">
            <text:p>261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or scoo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1" calcext:value-type="float">
            <text:p>310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hang gli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5" calcext:value-type="float">
            <text:p>209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at 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ire 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ire truc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9" calcext:value-type="float">
            <text:p>137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7" calcext:value-type="float">
            <text:p>145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6" calcext:value-type="float">
            <text:p>162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7" calcext:value-type="float">
            <text:p>168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9" calcext:value-type="float">
            <text:p>183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6" calcext:value-type="float">
            <text:p>329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police 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24" calcext:value-type="float">
            <text:p>420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36" calcext:value-type="float">
            <text:p>414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cyc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43" calcext:value-type="float">
            <text:p>397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39" calcext:value-type="float">
            <text:p>397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4" calcext:value-type="float">
            <text:p>338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6" calcext:value-type="float">
            <text:p>315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3" calcext:value-type="float">
            <text:p>3211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0" calcext:value-type="float">
            <text:p>315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7" calcext:value-type="float">
            <text:p>315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3" calcext:value-type="float">
            <text:p>281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ire 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27" calcext:value-type="float">
            <text:p>452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83" calcext:value-type="float">
            <text:p>435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44" calcext:value-type="float">
            <text:p>642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85" calcext:value-type="float">
            <text:p>462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32" calcext:value-type="float">
            <text:p>464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36" calcext:value-type="float">
            <text:p>469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11" calcext:value-type="float">
            <text:p>4711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05" calcext:value-type="float">
            <text:p>474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32" calcext:value-type="float">
            <text:p>480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41" calcext:value-type="float">
            <text:p>580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kylin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45" calcext:value-type="float">
            <text:p>580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87" calcext:value-type="float">
            <text:p>610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82" calcext:value-type="float">
            <text:p>6348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32" calcext:value-type="float">
            <text:p>761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86" calcext:value-type="float">
            <text:p>854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4" calcext:value-type="float">
            <text:p>256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m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5" calcext:value-type="float">
            <text:p>257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89" calcext:value-type="float">
            <text:p>693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rfboard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6" calcext:value-type="float">
            <text:p>251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7" calcext:value-type="float">
            <text:p>124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2" calcext:value-type="float">
            <text:p>2434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prope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raw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1" calcext:value-type="float">
            <text:p>130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3" calcext:value-type="float">
            <text:p>208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3" calcext:value-type="float">
            <text:p>135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6" calcext:value-type="float">
            <text:p>239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9" calcext:value-type="float">
            <text:p>231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6" calcext:value-type="float">
            <text:p>225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5" calcext:value-type="float">
            <text:p>2145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 b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9" calcext:value-type="float">
            <text:p>214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7" calcext:value-type="float">
            <text:p>197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6" calcext:value-type="float">
            <text:p>143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99" calcext:value-type="float">
            <text:p>3999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1" calcext:value-type="float">
            <text:p>362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hang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98" calcext:value-type="float">
            <text:p>3999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8" calcext:value-type="float">
            <text:p>3887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cabo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3" calcext:value-type="float">
            <text:p>385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08" calcext:value-type="float">
            <text:p>378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72" calcext:value-type="float">
            <text:p>363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3" calcext:value-type="float">
            <text:p>307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79" calcext:value-type="float">
            <text:p>362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hang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68" calcext:value-type="float">
            <text:p>351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2" calcext:value-type="float">
            <text:p>3481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9" calcext:value-type="float">
            <text:p>348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0" calcext:value-type="float">
            <text:p>327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6" calcext:value-type="float">
            <text:p>3150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11" calcext:value-type="float">
            <text:p>4091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31" calcext:value-type="float">
            <text:p>406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92" calcext:value-type="float">
            <text:p>745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06" calcext:value-type="float">
            <text:p>5760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0" calcext:value-type="float">
            <text:p>274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25" calcext:value-type="float">
            <text:p>720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03" calcext:value-type="float">
            <text:p>7060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as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97" calcext:value-type="float">
            <text:p>7059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as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93" calcext:value-type="float">
            <text:p>570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59" calcext:value-type="float">
            <text:p>425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75" calcext:value-type="float">
            <text:p>536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84" calcext:value-type="float">
            <text:p>496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81" calcext:value-type="float">
            <text:p>496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60" calcext:value-type="float">
            <text:p>452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33" calcext:value-type="float">
            <text:p>4323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62" calcext:value-type="float">
            <text:p>425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1" calcext:value-type="float">
            <text:p>298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81" calcext:value-type="float">
            <text:p>363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0" calcext:value-type="float">
            <text:p>273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vesicu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6" calcext:value-type="float">
            <text:p>105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abo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ank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fusel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fusel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military 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garbage truck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9" calcext:value-type="float">
            <text:p>273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vesicu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4" calcext:value-type="float">
            <text:p>1051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4" calcext:value-type="float">
            <text:p>183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2" calcext:value-type="float">
            <text:p>261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motor scoo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1" calcext:value-type="float">
            <text:p>120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7" calcext:value-type="float">
            <text:p>217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motor 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6" calcext:value-type="float">
            <text:p>214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 be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1" calcext:value-type="float">
            <text:p>214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3" calcext:value-type="float">
            <text:p>160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4" calcext:value-type="float">
            <text:p>128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or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2" calcext:value-type="float">
            <text:p>152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indshield wi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5" calcext:value-type="float">
            <text:p>128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otor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99" calcext:value-type="float">
            <text:p>3749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68" calcext:value-type="float">
            <text:p>383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44" calcext:value-type="float">
            <text:p>387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11" calcext:value-type="float">
            <text:p>4031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89" calcext:value-type="float">
            <text:p>440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28" calcext:value-type="float">
            <text:p>420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22" calcext:value-type="float">
            <text:p>464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94" calcext:value-type="float">
            <text:p>4459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83" calcext:value-type="float">
            <text:p>453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36" calcext:value-type="float">
            <text:p>371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motor 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87" calcext:value-type="float">
            <text:p>466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41" calcext:value-type="float">
            <text:p>371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motor 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2" calcext:value-type="float">
            <text:p>338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8" calcext:value-type="float">
            <text:p>367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4" calcext:value-type="float">
            <text:p>3676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3" calcext:value-type="float">
            <text:p>3676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8" calcext:value-type="float">
            <text:p>357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6" calcext:value-type="float">
            <text:p>357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8" calcext:value-type="float">
            <text:p>3269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36" calcext:value-type="float">
            <text:p>318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flat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7" calcext:value-type="float">
            <text:p>315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39" calcext:value-type="float">
            <text:p>483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9" calcext:value-type="float">
            <text:p>311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43" calcext:value-type="float">
            <text:p>469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31" calcext:value-type="float">
            <text:p>637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andleba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48" calcext:value-type="float">
            <text:p>484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26" calcext:value-type="float">
            <text:p>6112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80" calcext:value-type="float">
            <text:p>826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handle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95" calcext:value-type="float">
            <text:p>693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90" calcext:value-type="float">
            <text:p>693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rfboard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41" calcext:value-type="float">
            <text:p>693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49" calcext:value-type="float">
            <text:p>6914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80" calcext:value-type="float">
            <text:p>647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60" calcext:value-type="float">
            <text:p>642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29" calcext:value-type="float">
            <text:p>6372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handle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23" calcext:value-type="float">
            <text:p>615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61" calcext:value-type="float">
            <text:p>610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useboat</text:p>
          </table:table-cell>
          <table:table-cell office:value-type="string" calcext:value-type="string">
            <text:p>boat 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55" calcext:value-type="float">
            <text:p>4935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60" calcext:value-type="float">
            <text:p>583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04" calcext:value-type="float">
            <text:p>576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88" calcext:value-type="float">
            <text:p>570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74" calcext:value-type="float">
            <text:p>569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76" calcext:value-type="float">
            <text:p>560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89" calcext:value-type="float">
            <text:p>543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26" calcext:value-type="float">
            <text:p>5372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44" calcext:value-type="float">
            <text:p>536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18" calcext:value-type="float">
            <text:p>5171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8" calcext:value-type="float">
            <text:p>503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1" calcext:value-type="float">
            <text:p>306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5" calcext:value-type="float">
            <text:p>218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0" calcext:value-type="float">
            <text:p>303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8" calcext:value-type="float">
            <text:p>162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2" calcext:value-type="float">
            <text:p>140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arking met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7" calcext:value-type="float">
            <text:p>138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2" calcext:value-type="float">
            <text:p>135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5" calcext:value-type="float">
            <text:p>122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ydr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raw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3" calcext:value-type="float">
            <text:p>109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6" calcext:value-type="float">
            <text:p>105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uise l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earview 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mono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2" calcext:value-type="float">
            <text:p>298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6" calcext:value-type="float">
            <text:p>148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4" calcext:value-type="float">
            <text:p>171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4" calcext:value-type="float">
            <text:p>218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3" calcext:value-type="float">
            <text:p>279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8" calcext:value-type="float">
            <text:p>172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4" calcext:value-type="float">
            <text:p>282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5" calcext:value-type="float">
            <text:p>274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3" calcext:value-type="float">
            <text:p>261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8" calcext:value-type="float">
            <text:p>258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8" calcext:value-type="float">
            <text:p>236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9" calcext:value-type="float">
            <text:p>234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1" calcext:value-type="float">
            <text:p>231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0" calcext:value-type="float">
            <text:p>224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4" calcext:value-type="float">
            <text:p>2511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7" calcext:value-type="float">
            <text:p>184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ire 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2" calcext:value-type="float">
            <text:p>177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5" calcext:value-type="float">
            <text:p>210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deca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7" calcext:value-type="float">
            <text:p>177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7" calcext:value-type="float">
            <text:p>194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7" calcext:value-type="float">
            <text:p>199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6" calcext:value-type="float">
            <text:p>203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4" calcext:value-type="float">
            <text:p>210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deca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08" calcext:value-type="float">
            <text:p>453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79" calcext:value-type="float">
            <text:p>425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55" calcext:value-type="float">
            <text:p>4375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1" calcext:value-type="float">
            <text:p>418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02" calcext:value-type="float">
            <text:p>444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15" calcext:value-type="float">
            <text:p>525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33" calcext:value-type="float">
            <text:p>4643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44" calcext:value-type="float">
            <text:p>464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77" calcext:value-type="float">
            <text:p>467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ropeller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20" calcext:value-type="float">
            <text:p>486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88" calcext:value-type="float">
            <text:p>498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77" calcext:value-type="float">
            <text:p>408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34" calcext:value-type="float">
            <text:p>520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48" calcext:value-type="float">
            <text:p>410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81" calcext:value-type="float">
            <text:p>369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63" calcext:value-type="float">
            <text:p>4016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5" calcext:value-type="float">
            <text:p>367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ickup truck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uck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97" calcext:value-type="float">
            <text:p>5369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7" calcext:value-type="float">
            <text:p>336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af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77" calcext:value-type="float">
            <text:p>344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ear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78" calcext:value-type="float">
            <text:p>3447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ear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49" calcext:value-type="float">
            <text:p>3564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1" calcext:value-type="float">
            <text:p>371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3" calcext:value-type="float">
            <text:p>399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81" calcext:value-type="float">
            <text:p>371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85" calcext:value-type="float">
            <text:p>373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40" calcext:value-type="float">
            <text:p>375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48" calcext:value-type="float">
            <text:p>375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91" calcext:value-type="float">
            <text:p>377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72" calcext:value-type="float">
            <text:p>389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ow 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57" calcext:value-type="float">
            <text:p>658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77" calcext:value-type="float">
            <text:p>540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98" calcext:value-type="float">
            <text:p>7219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bi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14" calcext:value-type="float">
            <text:p>6461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15" calcext:value-type="float">
            <text:p>647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47" calcext:value-type="float">
            <text:p>653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50" calcext:value-type="float">
            <text:p>6915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56" calcext:value-type="float">
            <text:p>691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02" calcext:value-type="float">
            <text:p>716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71" calcext:value-type="float">
            <text:p>769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61" calcext:value-type="float">
            <text:p>642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65" calcext:value-type="float">
            <text:p>806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18" calcext:value-type="float">
            <text:p>8241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 bik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76" calcext:value-type="float">
            <text:p>826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handle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7" calcext:value-type="float">
            <text:p>835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compla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04" calcext:value-type="float">
            <text:p>859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9" calcext:value-type="float">
            <text:p>3152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94" calcext:value-type="float">
            <text:p>6459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47" calcext:value-type="float">
            <text:p>642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79" calcext:value-type="float">
            <text:p>542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ini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85" calcext:value-type="float">
            <text:p>589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88" calcext:value-type="float">
            <text:p>543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40" calcext:value-type="float">
            <text:p>557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7" calcext:value-type="float">
            <text:p>558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89" calcext:value-type="float">
            <text:p>560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02" calcext:value-type="float">
            <text:p>561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37" calcext:value-type="float">
            <text:p>585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hydr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50" calcext:value-type="float">
            <text:p>5935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43" calcext:value-type="float">
            <text:p>642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69" calcext:value-type="float">
            <text:p>593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39" calcext:value-type="float">
            <text:p>610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22" calcext:value-type="float">
            <text:p>615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24" calcext:value-type="float">
            <text:p>625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bugg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34" calcext:value-type="float">
            <text:p>625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bugg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3" calcext:value-type="float">
            <text:p>315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7" calcext:value-type="float">
            <text:p>122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0" calcext:value-type="float">
            <text:p>315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fire 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delivery 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1" calcext:value-type="float">
            <text:p>108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7" calcext:value-type="float">
            <text:p>114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1" calcext:value-type="float">
            <text:p>86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0" calcext:value-type="float">
            <text:p>116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ailboat</text:p>
          </table:table-cell>
          <table:table-cell office:value-type="string" calcext:value-type="string">
            <text:p>yac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4" calcext:value-type="float">
            <text:p>138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boose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r 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ail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subway 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number 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areopag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ugg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olley 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ugg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9" calcext:value-type="float">
            <text:p>150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ar 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6" calcext:value-type="float">
            <text:p>257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9" calcext:value-type="float">
            <text:p>236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6" calcext:value-type="float">
            <text:p>242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0" calcext:value-type="float">
            <text:p>251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1" calcext:value-type="float">
            <text:p>255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6" calcext:value-type="float">
            <text:p>257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6" calcext:value-type="float">
            <text:p>2602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5" calcext:value-type="float">
            <text:p>262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rail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1" calcext:value-type="float">
            <text:p>298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8" calcext:value-type="float">
            <text:p>261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4" calcext:value-type="float">
            <text:p>218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boos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8" calcext:value-type="float">
            <text:p>162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2" calcext:value-type="float">
            <text:p>1725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7" calcext:value-type="float">
            <text:p>188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ferry 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8" calcext:value-type="float">
            <text:p>198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yacht</text:p>
          </table:table-cell>
          <table:table-cell office:value-type="string" calcext:value-type="string">
            <text:p>cruise 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parking l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2" calcext:value-type="float">
            <text:p>210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parking l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ail 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5" calcext:value-type="float">
            <text:p>160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1" calcext:value-type="float">
            <text:p>210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parking l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1" calcext:value-type="float">
            <text:p>203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61" calcext:value-type="float">
            <text:p>514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ouse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33" calcext:value-type="float">
            <text:p>4703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imbuktu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37" calcext:value-type="float">
            <text:p>470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timbuktu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84" calcext:value-type="float">
            <text:p>462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43" calcext:value-type="float">
            <text:p>470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imbuktu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24" calcext:value-type="float">
            <text:p>479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47" calcext:value-type="float">
            <text:p>484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team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41" calcext:value-type="float">
            <text:p>505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21" calcext:value-type="float">
            <text:p>506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82" calcext:value-type="float">
            <text:p>5078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86" calcext:value-type="float">
            <text:p>540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33" calcext:value-type="float">
            <text:p>5203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37" calcext:value-type="float">
            <text:p>5203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72" calcext:value-type="float">
            <text:p>536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73" calcext:value-type="float">
            <text:p>536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81" calcext:value-type="float">
            <text:p>536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76" calcext:value-type="float">
            <text:p>540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number 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91" calcext:value-type="float">
            <text:p>543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77" calcext:value-type="float">
            <text:p>550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31" calcext:value-type="float">
            <text:p>553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u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71" calcext:value-type="float">
            <text:p>5567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8" calcext:value-type="float">
            <text:p>558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83" calcext:value-type="float">
            <text:p>455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39" calcext:value-type="float">
            <text:p>559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 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07" calcext:value-type="float">
            <text:p>459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54" calcext:value-type="float">
            <text:p>388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78" calcext:value-type="float">
            <text:p>4417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01" calcext:value-type="float">
            <text:p>561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82" calcext:value-type="float">
            <text:p>3668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85" calcext:value-type="float">
            <text:p>366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80" calcext:value-type="float">
            <text:p>369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95" calcext:value-type="float">
            <text:p>369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96" calcext:value-type="float">
            <text:p>369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45" calcext:value-type="float">
            <text:p>371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 ho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95" calcext:value-type="float">
            <text:p>373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9" calcext:value-type="float">
            <text:p>383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69" calcext:value-type="float">
            <text:p>383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09" calcext:value-type="float">
            <text:p>385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45" calcext:value-type="float">
            <text:p>387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flat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6" calcext:value-type="float">
            <text:p>389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15" calcext:value-type="float">
            <text:p>400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90" calcext:value-type="float">
            <text:p>402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58" calcext:value-type="float">
            <text:p>418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25" calcext:value-type="float">
            <text:p>420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olice car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74" calcext:value-type="float">
            <text:p>421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86" calcext:value-type="float">
            <text:p>421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49" calcext:value-type="float">
            <text:p>4244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70" calcext:value-type="float">
            <text:p>425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38" calcext:value-type="float">
            <text:p>426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ang glider</text:p>
          </table:table-cell>
          <table:table-cell office:value-type="string" calcext:value-type="string">
            <text:p>parachu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47" calcext:value-type="float">
            <text:p>426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arachut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80" calcext:value-type="float">
            <text:p>560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69" calcext:value-type="float">
            <text:p>684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07" calcext:value-type="float">
            <text:p>561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15" calcext:value-type="float">
            <text:p>561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98" calcext:value-type="float">
            <text:p>6529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49" calcext:value-type="float">
            <text:p>6564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65" calcext:value-type="float">
            <text:p>673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47" calcext:value-type="float">
            <text:p>677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ruck 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80" calcext:value-type="float">
            <text:p>690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gg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51" calcext:value-type="float">
            <text:p>6915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92" calcext:value-type="float">
            <text:p>693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urf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69" calcext:value-type="float">
            <text:p>694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05" calcext:value-type="float">
            <text:p>716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90" calcext:value-type="float">
            <text:p>724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72" calcext:value-type="float">
            <text:p>739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48" calcext:value-type="float">
            <text:p>7544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27" calcext:value-type="float">
            <text:p>778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89" calcext:value-type="float">
            <text:p>786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92" calcext:value-type="float">
            <text:p>786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04" calcext:value-type="float">
            <text:p>820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96" calcext:value-type="float">
            <text:p>833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irt bik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29" calcext:value-type="float">
            <text:p>8402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fire eng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57" calcext:value-type="float">
            <text:p>842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58" calcext:value-type="float">
            <text:p>8425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s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87" calcext:value-type="float">
            <text:p>854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60" calcext:value-type="float">
            <text:p>863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97" calcext:value-type="float">
            <text:p>8649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earview mirror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4" calcext:value-type="float">
            <text:p>363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89" calcext:value-type="float">
            <text:p>648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63" calcext:value-type="float">
            <text:p>6446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windshield wi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63" calcext:value-type="float">
            <text:p>6426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05" calcext:value-type="float">
            <text:p>568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14" calcext:value-type="float">
            <text:p>5681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70" calcext:value-type="float">
            <text:p>570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91" calcext:value-type="float">
            <text:p>570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06" calcext:value-type="float">
            <text:p>5870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86" calcext:value-type="float">
            <text:p>589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rearview 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67" calcext:value-type="float">
            <text:p>604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2" calcext:value-type="float">
            <text:p>605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62" calcext:value-type="float">
            <text:p>610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useboa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94" calcext:value-type="float">
            <text:p>6159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irt bik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02" calcext:value-type="float">
            <text:p>6170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17" calcext:value-type="float">
            <text:p>635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70" calcext:value-type="float">
            <text:p>618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80" calcext:value-type="float">
            <text:p>619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16" calcext:value-type="float">
            <text:p>6251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31" calcext:value-type="float">
            <text:p>6253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39" calcext:value-type="float">
            <text:p>625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40" calcext:value-type="float">
            <text:p>625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65" calcext:value-type="float">
            <text:p>626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20" calcext:value-type="float">
            <text:p>631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03" calcext:value-type="float">
            <text:p>6340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09" calcext:value-type="float">
            <text:p>635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92" calcext:value-type="float">
            <text:p>364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80" calcext:value-type="float">
            <text:p>517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rail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5" calcext:value-type="float">
            <text:p>3606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9" calcext:value-type="float">
            <text:p>120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1" calcext:value-type="float">
            <text:p>1204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8" calcext:value-type="float">
            <text:p>120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boxca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7" calcext:value-type="float">
            <text:p>120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ail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4" calcext:value-type="float">
            <text:p>122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5" calcext:value-type="float">
            <text:p>1225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9" calcext:value-type="float">
            <text:p>1243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rfbo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7" calcext:value-type="float">
            <text:p>135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5" calcext:value-type="float">
            <text:p>137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6" calcext:value-type="float">
            <text:p>137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windshield wi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4" calcext:value-type="float">
            <text:p>150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r 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ar 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 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semitrai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box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3" calcext:value-type="float">
            <text:p>162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olley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8" calcext:value-type="float">
            <text:p>177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9" calcext:value-type="float">
            <text:p>177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1" calcext:value-type="float">
            <text:p>187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4" calcext:value-type="float">
            <text:p>1870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2" calcext:value-type="float">
            <text:p>1906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 bik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nke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prope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n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on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able 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7" calcext:value-type="float">
            <text:p>93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ire truck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3" calcext:value-type="float">
            <text:p>96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ire engine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rail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fen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8" calcext:value-type="float">
            <text:p>1948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ailboat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2" calcext:value-type="float">
            <text:p>2931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fire tr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7" calcext:value-type="float">
            <text:p>307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ail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9" calcext:value-type="float">
            <text:p>3106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glider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4" calcext:value-type="float">
            <text:p>310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ang glider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2" calcext:value-type="float">
            <text:p>3149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1" calcext:value-type="float">
            <text:p>315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78" calcext:value-type="float">
            <text:p>3177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9" calcext:value-type="float">
            <text:p>3180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5" calcext:value-type="float">
            <text:p>318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7" calcext:value-type="float">
            <text:p>318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24" calcext:value-type="float">
            <text:p>318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9" calcext:value-type="float">
            <text:p>327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hatchb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0" calcext:value-type="float">
            <text:p>3272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9" calcext:value-type="float">
            <text:p>3319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cruise 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irt bike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3" calcext:value-type="float">
            <text:p>3366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17" calcext:value-type="float">
            <text:p>3391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45" calcext:value-type="float">
            <text:p>348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24" calcext:value-type="float">
            <text:p>349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am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66" calcext:value-type="float">
            <text:p>3506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86" calcext:value-type="float">
            <text:p>3538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ropeller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5" calcext:value-type="float">
            <text:p>3575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7" calcext:value-type="float">
            <text:p>357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unway</text:p>
          </table:table-cell>
          <table:table-cell office:value-type="string" calcext:value-type="string">
            <text:p>landing str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3" calcext:value-type="float">
            <text:p>2946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6" calcext:value-type="float">
            <text:p>3383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8" calcext:value-type="float">
            <text:p>292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55" calcext:value-type="float">
            <text:p>3605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landing str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7" calcext:value-type="float">
            <text:p>289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head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1" calcext:value-type="float">
            <text:p>203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landing str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1" calcext:value-type="float">
            <text:p>2108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landing strip</text:p>
          </table:table-cell>
          <table:table-cell office:value-type="string" calcext:value-type="string">
            <text:p>tarmac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7" calcext:value-type="float">
            <text:p>2145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 bed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7" calcext:value-type="float">
            <text:p>224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8" calcext:value-type="float">
            <text:p>2246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8" calcext:value-type="float">
            <text:p>2277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9" calcext:value-type="float">
            <text:p>227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9" calcext:value-type="float">
            <text:p>2288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8" calcext:value-type="float">
            <text:p>2339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3" calcext:value-type="float">
            <text:p>210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landing strip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ailcar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2" calcext:value-type="float">
            <text:p>2558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4" calcext:value-type="float">
            <text:p>2729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6" calcext:value-type="float">
            <text:p>2575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8" calcext:value-type="float">
            <text:p>2573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9" calcext:value-type="float">
            <text:p>2571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4" calcext:value-type="float">
            <text:p>2574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tail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3" calcext:value-type="float">
            <text:p>2539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otor bik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2" calcext:value-type="float">
            <text:p>2511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i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3" calcext:value-type="float">
            <text:p>262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oor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34" calcext:value-type="float">
            <text:p>5483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64" calcext:value-type="float">
            <text:p>5566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24" calcext:value-type="float">
            <text:p>5372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32" calcext:value-type="float">
            <text:p>54832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83" calcext:value-type="float">
            <text:p>5478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79" calcext:value-type="float">
            <text:p>54779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91" calcext:value-type="float">
            <text:p>5459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90" calcext:value-type="float">
            <text:p>5439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ntiq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84" calcext:value-type="float">
            <text:p>53984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96" calcext:value-type="float">
            <text:p>5369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23" calcext:value-type="float">
            <text:p>5372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05" calcext:value-type="float">
            <text:p>5370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01" calcext:value-type="float">
            <text:p>537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01" calcext:value-type="float">
            <text:p>5350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95" calcext:value-type="float">
            <text:p>536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76" calcext:value-type="float">
            <text:p>53676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ar 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45" calcext:value-type="float">
            <text:p>5354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no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70" calcext:value-type="float">
            <text:p>5567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43" calcext:value-type="float">
            <text:p>5354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67" calcext:value-type="float">
            <text:p>5566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47" calcext:value-type="float">
            <text:p>565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80" calcext:value-type="float">
            <text:p>5568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03" calcext:value-type="float">
            <text:p>57103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15" calcext:value-type="float">
            <text:p>5921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47" calcext:value-type="float">
            <text:p>5064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98" calcext:value-type="float">
            <text:p>5869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95" calcext:value-type="float">
            <text:p>5869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ailb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61" calcext:value-type="float">
            <text:p>58261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85" calcext:value-type="float">
            <text:p>58185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87" calcext:value-type="float">
            <text:p>5798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watercraf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08" calcext:value-type="float">
            <text:p>5760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indshiel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8T17:58:33.948000260</dc:date>
    <meta:editing-duration>PT12M59S</meta:editing-duration>
    <meta:editing-cycles>6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